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8bd" officeooo:paragraph-rsid="0005a8bd"/>
    </style:style>
    <style:style style:name="P2" style:family="paragraph" style:parent-style-name="Standard">
      <style:text-properties officeooo:rsid="0005a8bd" officeooo:paragraph-rsid="0005a8bd"/>
    </style:style>
    <style:style style:name="P3" style:family="paragraph" style:parent-style-name="Standard">
      <style:text-properties officeooo:rsid="0008e552" officeooo:paragraph-rsid="0008e552"/>
    </style:style>
    <style:style style:name="T1" style:family="text">
      <style:text-properties officeooo:rsid="00074547"/>
    </style:style>
    <style:style style:name="T2" style:family="text">
      <style:text-properties officeooo:rsid="0008e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kan: </text:p>
      <text:p text:style-name="P1">Kapitel 1 fertig</text:p>
      <text:p text:style-name="P1">Kapitel 2 fertig</text:p>
      <text:p text:style-name="P1">Kapitel 3 fertig außer Abschlussbericht <text:span text:style-name="T2">Zielerreichung</text:span></text:p>
      <text:p text:style-name="P1">Kapitel 4 fertig <text:s/><text:span text:style-name="T1">außer Diagramm einfügen</text:span></text:p>
      <text:p text:style-name="P1">Kapitel 6 <text:s/><text:span text:style-name="T2">mehr bei den Vorteilen schreiben (siehe Telegramm saved Messages) </text:span></text:p>
      <text:p text:style-name="P3">und bei Mockups Reservierungssystem schauen</text:p>
      <text:p text:style-name="P1">Kapitel 7.6.3 </text:p>
      <text:p text:style-name="P1">Kapitel 7.6.4 </text:p>
      <text:p text:style-name="P1">Kapitel 8.3 </text:p>
      <text:p text:style-name="P1">Abstra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9:10:33.385000000</meta:creation-date>
    <dc:date>2018-01-29T00:02:02.517000000</dc:date>
    <meta:editing-duration>PT53M5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1" meta:word-count="42" meta:character-count="303" meta:non-whitespace-character-count="264"/>
  </office:meta>
</office:document-meta>
</file>